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="" draw:marker-start-width="0.275cm" draw:marker-end="Extrémités_20_de_20_flèche_20_2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="Extrémités_20_de_20_flèche_20_2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Dashed_20__28_var_29_" svg:stroke-width="0.05cm" draw:marker-start="" draw:marker-start-width="0.275cm" draw:marker-end="Extrémités_20_de_20_flèche_20_2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cm" draw:marker-start="Extrémités_20_de_20_flèche_20_2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none" draw:fill-color="#ffffff" draw:textarea-horizontal-align="justify" draw:textarea-vertical-align="middle" draw:auto-grow-height="false" fo:min-height="2.367cm" fo:min-width="1.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none" draw:fill-color="#ffffff" draw:textarea-horizontal-align="justify" draw:textarea-vertical-align="middle" draw:auto-grow-height="false" fo:min-height="1.033cm" fo:min-width="0.167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69cm" svg:y1="9cm" svg:x2="13.907cm" svg:y2="4.833cm">
          <text:p/>
        </draw:line>
        <draw:line draw:style-name="gr2" draw:text-style-name="P1" draw:layer="layout" svg:x1="6.167cm" svg:y1="2.759cm" svg:x2="10.334cm" svg:y2="9.976cm">
          <text:p/>
        </draw:line>
        <draw:line draw:style-name="gr3" draw:text-style-name="P1" draw:layer="layout" svg:x1="6.333cm" svg:y1="7.667cm" svg:x2="14.666cm" svg:y2="7.667cm">
          <text:p/>
        </draw:line>
        <draw:line draw:style-name="gr4" draw:text-style-name="P1" draw:layer="layout" svg:x1="9cm" svg:y1="2.001cm" svg:x2="9cm" svg:y2="10.334cm">
          <text:p/>
        </draw:line>
        <draw:custom-shape draw:style-name="gr5" draw:text-style-name="P1" draw:layer="layout" svg:width="2cm" svg:height="2.667cm" draw:transform="rotate (0.523598775598299) translate (7.467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67cm" svg:height="1.333cm" draw:transform="rotate (0.523598775598299) translate (9.032cm 5.7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67cm" svg:height="1.333cm" draw:transform="rotate (0.523598775598299) translate (10.032cm 7.4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67cm" svg:height="1.333cm" draw:transform="rotate (0.523598775598299) translate (7.722cm 8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67cm" svg:height="1.333cm" draw:transform="rotate (0.523598775598299) translate (6.723cm 7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" draw:text-style-name="P1" draw:layer="layout" svg:width="2.045cm" svg:height="1.338cm" draw:transform="skewX (-0.059690260418206) rotate (1.20392811802569) translate (12.2660704023957cm 7.24295896247856cm)" svg:viewBox="0 0 2046 1339" svg:d="M0 1339c1078 0 1615-516 2046-1339">
          <text:p/>
        </draw:path>
        <draw:path draw:style-name="gr7" draw:text-style-name="P1" draw:layer="layout" svg:width="2.045cm" svg:height="1.338cm" draw:transform="skewX (-0.059690260418206) rotate (2.77472444482058) translate (8.65409123516717cm 4.40282816124094cm)" svg:viewBox="0 0 2046 1339" svg:d="M0 1339c1078 0 1615-516 2046-1339">
          <text:p/>
        </draw:path>
        <draw:frame draw:style-name="gr8" draw:text-style-name="P2" draw:layer="layout" svg:width="1.006cm" svg:height="1.119cm" svg:x="13.6cm" svg:y="5.7cm">
          <draw:text-box>
            <text:p text:style-name="P2"><text:span text:style-name="T1">φ</text:span></text:p>
          </draw:text-box>
        </draw:frame>
        <draw:frame draw:style-name="gr8" draw:text-style-name="P2" draw:layer="layout" svg:width="1.006cm" svg:height="1.119cm" svg:x="7.233cm" svg:y="1.838cm">
          <draw:text-box>
            <text:p text:style-name="P2"><text:span text:style-name="T1">φ</text:span></text:p>
          </draw:text-box>
        </draw:frame>
        <draw:frame draw:style-name="gr8" draw:text-style-name="P2" draw:layer="layout" svg:width="1.213cm" svg:height="1.305cm" svg:x="14.561cm" svg:y="7.033cm">
          <draw:text-box>
            <text:p text:style-name="P2"><text:span text:style-name="T2">x</text:span><text:span text:style-name="T3">R</text:span></text:p>
          </draw:text-box>
        </draw:frame>
        <draw:frame draw:style-name="gr8" draw:text-style-name="P2" draw:layer="layout" svg:width="1.213cm" svg:height="1.305cm" svg:x="8.866cm" svg:y="1.175cm">
          <draw:text-box>
            <text:p text:style-name="P2"><text:span text:style-name="T2">y</text:span><text:span text:style-name="T3">R</text:span></text:p>
          </draw:text-box>
        </draw:frame>
        <draw:frame draw:style-name="gr8" draw:text-style-name="P2" draw:layer="layout" svg:width="1.188cm" svg:height="1.305cm" svg:x="13.787cm" svg:y="4.028cm">
          <draw:text-box>
            <text:p text:style-name="P2"><text:span text:style-name="T2">x</text:span><text:span text:style-name="T3">B</text:span></text:p>
          </draw:text-box>
        </draw:frame>
        <draw:frame draw:style-name="gr8" draw:text-style-name="P2" draw:layer="layout" svg:width="1.188cm" svg:height="1.305cm" svg:x="5.12cm" svg:y="2.028cm">
          <draw:text-box>
            <text:p text:style-name="P2"><text:span text:style-name="T2">y</text:span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marker draw:name="Extrémités_20_de_20_flèche_20_2" draw:display-name="Extrémités de flèche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20:48:30.847311700</meta:creation-date>
    <dc:date>2015-03-15T21:18:51.025138249</dc:date>
    <meta:editing-duration>PT14M12S</meta:editing-duration>
    <meta:editing-cycles>2</meta:editing-cycles>
    <meta:generator>LibreOffice/4.3.3.2$Linux_x86 LibreOffice_project/430m0$Build-2</meta:generator>
    <meta:document-statistic meta:object-count="17"/>
  </office:meta>
</office:document-meta>
</file>